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18b99d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b99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18b99d" style:font-size-asian="11pt" style:font-size-complex="11pt"/>
    </style:style>
    <style:style style:name="P8" style:family="paragraph" style:parent-style-name="Standard">
      <style:text-properties style:font-name="arial" officeooo:paragraph-rsid="0018b99d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8b99d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8b99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Body" style:list-style-name="L1">
      <style:text-properties style:font-name="arial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20">do text</text:span></text:p><text:p text:style-name="P14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5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6"><text:s/></text:span><text:span text:style-name="T15"><text:conditional-text text:condition="ooow:&quot;view.do_mailing()&quot;" text:string-value-if-true="&quot;mailed_data.name1&quot;" text:string-value-if-false="">mailed_data.name1</text:conditional-text></text:span><text:span text:style-name="T16"><text:s/></text:span><text:span text:style-name="T15"><text:conditional-text text:condition="ooow:&quot;view.do_mailing()&quot;" text:string-value-if-true="&quot;mailed_data.name2&quot;" text:string-value-if-false="">mailed_data.name2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13">Dossier incomplet pour une demande de permis d'urbanisation</text:p>
      <text:p text:style-name="P10"/>
      <text:p text:style-name="P10"><text:span text:style-name="T17"><office:annotation><dc:creator>Gauthier Bastien</dc:creator><dc:date>2011-01-13T14:56:41</dc:date><text:p text:style-name="P14"><text:span text:style-name="T20">do text</text:span></text:p><text:p text:style-name="P14"><text:span text:style-name="T20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4"><text:span text:style-name="T2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4"><text:span text:style-name="T2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P10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10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Conformément à l'article 116 §1er, al. 1er du CWATUPE et en vertu des articles 284 à 314 du CWATUPE, 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style-name="Sect1" text:name="Section1">
        <text:list xml:id="list889854298" text:style-name="L1">
          <text:list-item>
            <text:p text:style-name="P12"><text:span text:style-name="T8"><office:annotation><dc:creator>Stéphan Geulette</dc:creator><dc:date>2011-03-31T15:08:14</dc:date><text:p text:style-name="P14"><text:span text:style-name="T20">do section- for missingPart in self.getValuesForTemplate('inadmissibilityReason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4"><text:span text:style-name="T20">do text </text:span></text:p><text:p text:style-name="P14"><text:span text:style-name="T20">from xhtml(self.getMissingPartsDetails(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permis recommencera à dater de la réception de ces pièces par l'Administration Communale.</text:p>
      <text:p text:style-name="P10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0"/>
      <text:p text:style-name="P10"><office:annotation><dc:creator>Gauthier Bastien</dc:creator><dc:date>2011-01-13T14:56:41</dc:date><text:p text:style-name="P14"><text:span text:style-name="T20">do text</text:span></text:p><text:p text:style-name="P14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33:27.044645778</dc:date>
    <dc:language>fr-FR</dc:language>
    <meta:editing-cycles>99</meta:editing-cycles>
    <meta:editing-duration>P1DT9H52M3S</meta:editing-duration>
    <meta:document-statistic meta:table-count="1" meta:image-count="0" meta:object-count="0" meta:page-count="1" meta:paragraph-count="20" meta:word-count="185" meta:character-count="1444" meta:non-whitespace-character-count="1299"/>
    <meta:user-defined meta:name="Info 1"/>
    <meta:user-defined meta:name="Info 2"/>
    <meta:user-defined meta:name="Info 3"/>
    <meta:user-defined meta:name="Info 4"/>
  </office:meta>
</office:document-meta>
</file>